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ategorias">
        <table:table-row>
          <table:table-cell office:value-type="float" office:value="1">
            <text:p>1</text:p>
          </table:table-cell>
          <table:table-cell office:value-type="string">
            <text:p>alimentaria</text:p>
          </table:table-cell>
          <table:table-cell office:value-type="string">
            <text:p>especi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limentaria</text:p>
          </table:table-cell>
          <table:table-cell office:value-type="string">
            <text:p>harin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limentaria</text:p>
          </table:table-cell>
          <table:table-cell office:value-type="string">
            <text:p>integral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limentaria</text:p>
          </table:table-cell>
          <table:table-cell office:value-type="string">
            <text:p>trip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limentaria</text:p>
          </table:table-cell>
          <table:table-cell office:value-type="string">
            <text:p>insum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textil</text:p>
          </table:table-cell>
          <table:table-cell office:value-type="string">
            <text:p>hilo p/papeler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extil</text:p>
          </table:table-cell>
          <table:table-cell office:value-type="string">
            <text:p>hilo p/frigorif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textil</text:p>
          </table:table-cell>
          <table:table-cell office:value-type="string">
            <text:p>hilo p/agroindustr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textil</text:p>
          </table:table-cell>
          <table:table-cell office:value-type="string">
            <text:p>hilo p/tejedur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textil</text:p>
          </table:table-cell>
          <table:table-cell office:value-type="string">
            <text:p>hilo fas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3-01-31T01:34:55</meta:creation-date>
  </office:meta>
</office:document-meta>
</file>